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85.89pt"/>
    </style:style>
    <style:style style:name="co8" style:family="table-column">
      <style:table-column-properties fo:break-before="auto" style:column-width="55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 fo:border="0.06pt solid #000000"/>
      <style:text-properties fo:color="#3333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wrap-option="wrap" fo:border="0.06pt solid #000000"/>
      <style:text-properties fo:color="#3333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fo:color="#ff33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 fo:wrap-option="wrap" fo:border="0.06pt solid #000000"/>
      <style:text-properties fo:color="#ff33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center" fo:margin-left="0pt"/>
    </style:style>
    <style:style style:name="ce14" style:family="table-cell" style:parent-style-name="Default">
      <style:table-cell-properties fo:background-color="#eeeeee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center" fo:margin-left="0pt"/>
    </style:style>
    <style:style style:name="ce17" style:family="table-cell" style:parent-style-name="Default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w Data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ce7"/>
        <table:table-column table:style-name="co2" table:default-cell-style-name="ce9"/>
        <table:table-column table:style-name="co2" table:default-cell-style-name="ce7"/>
        <table:table-column table:style-name="co2" table:default-cell-style-name="ce9"/>
        <table:table-column table:style-name="co2" table:default-cell-style-name="ce7"/>
        <table:table-column table:style-name="co2" table:default-cell-style-name="ce9"/>
        <table:table-row table:style-name="ro1">
          <table:table-cell office:value-type="string" calcext:value-type="string">
            <text:p>IN THE CODE</text:p>
          </table:table-cell>
          <table:table-cell office:value-type="string" calcext:value-type="string">
            <text:p><text:s/></text:p>
          </table:table-cell>
          <table:table-cell table:style-name="ce4"/>
          <table:table-cell table:style-name="ce6" office:value-type="string" calcext:value-type="string" table:number-columns-spanned="2" table:number-rows-spanned="1">
            <text:p>Node 1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Node 2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Node 3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aseline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/>
          <table:table-cell office:value-type="string" calcext:value-type="string">
            <text:p>ADULTS</text:p>
          </table:table-cell>
          <table:table-cell office:value-type="float" office:value="2968.15" calcext:value-type="float">
            <text:p>2968.15</text:p>
          </table:table-cell>
          <table:table-cell office:value-type="float" office:value="3043.41" calcext:value-type="float">
            <text:p>3043.41</text:p>
          </table:table-cell>
          <table:table-cell office:value-type="float" office:value="2730.39" calcext:value-type="float">
            <text:p>2730.39</text:p>
          </table:table-cell>
          <table:table-cell office:value-type="float" office:value="3122.81" calcext:value-type="float">
            <text:p>3122.81</text:p>
          </table:table-cell>
          <table:table-cell office:value-type="float" office:value="2726.96" calcext:value-type="float">
            <text:p>2726.96</text:p>
          </table:table-cell>
          <table:table-cell office:value-type="float" office:value="3162.12" calcext:value-type="float">
            <text:p>3162.12</text:p>
          </table:table-cell>
          <table:table-cell office:value-type="float" office:value="2180.72" calcext:value-type="float">
            <text:p>2180.72</text:p>
          </table:table-cell>
        </table:table-row>
        <table:table-row table:style-name="ro1">
          <table:table-cell/>
          <table:table-cell office:value-type="string" calcext:value-type="string">
            <text:p>JUVEN</text:p>
          </table:table-cell>
          <table:table-cell office:value-type="float" office:value="949.08" calcext:value-type="float">
            <text:p>949.08</text:p>
          </table:table-cell>
          <table:table-cell office:value-type="float" office:value="996.02" calcext:value-type="float">
            <text:p>996.02</text:p>
          </table:table-cell>
          <table:table-cell office:value-type="float" office:value="863.73" calcext:value-type="float">
            <text:p>863.73</text:p>
          </table:table-cell>
          <table:table-cell office:value-type="float" office:value="1039.84" calcext:value-type="float">
            <text:p>1039.84</text:p>
          </table:table-cell>
          <table:table-cell office:value-type="float" office:value="842.74" calcext:value-type="float">
            <text:p>842.74</text:p>
          </table:table-cell>
          <table:table-cell office:value-type="float" office:value="1190.53" calcext:value-type="float">
            <text:p>1190.53</text:p>
          </table:table-cell>
          <table:table-cell office:value-type="float" office:value="584.62" calcext:value-type="float">
            <text:p>584.62</text:p>
          </table:table-cell>
        </table:table-row>
        <table:table-row table:style-name="ro2">
          <table:table-cell office:value-type="string" calcext:value-type="string">
            <text:p>Season 1</text:p>
          </table:table-cell>
          <table:table-cell table:style-name="ce3" office:value-type="string" calcext:value-type="string">
            <text:p>Season 2 </text:p>
            <text:p>Summer/Fall</text:p>
            <text:p>Total</text:p>
            <text:p>Population</text:p>
          </table:table-cell>
          <table:table-cell table:style-name="ce3" table:formula="of:=SUM([.C3:.C4])" office:value-type="float" office:value="3917.23" calcext:value-type="float">
            <text:p>3917.23</text:p>
          </table:table-cell>
          <table:table-cell table:style-name="ce8" table:formula="of:=SUM([.D3:.D4])" office:value-type="float" office:value="4039.43" calcext:value-type="float">
            <text:p>4039.43</text:p>
          </table:table-cell>
          <table:table-cell table:style-name="ce10" table:formula="of:=SUM([.E3:.E4])" office:value-type="float" office:value="3594.12" calcext:value-type="float">
            <text:p>3594.12</text:p>
          </table:table-cell>
          <table:table-cell table:style-name="ce8" table:formula="of:=SUM([.F3:.F4])" office:value-type="float" office:value="4162.65" calcext:value-type="float">
            <text:p>4162.65</text:p>
          </table:table-cell>
          <table:table-cell table:style-name="ce10" table:formula="of:=SUM([.G3:.G4])" office:value-type="float" office:value="3569.7" calcext:value-type="float">
            <text:p>3569.7</text:p>
          </table:table-cell>
          <table:table-cell table:style-name="ce8" table:formula="of:=SUM([.H3:.H4])" office:value-type="float" office:value="4352.65" calcext:value-type="float">
            <text:p>4352.65</text:p>
          </table:table-cell>
          <table:table-cell table:style-name="ce10" table:formula="of:=SUM([.I3:.I4])" office:value-type="float" office:value="2765.34" calcext:value-type="float">
            <text:p>2765.34</text:p>
          </table:table-cell>
        </table:table-row>
        <table:table-row table:style-name="ro1">
          <table:table-cell/>
          <table:table-cell office:value-type="string" calcext:value-type="string">
            <text:p>ADULTS</text:p>
          </table:table-cell>
          <table:table-cell office:value-type="float" office:value="3506.48" calcext:value-type="float">
            <text:p>3506.48</text:p>
          </table:table-cell>
          <table:table-cell office:value-type="float" office:value="3741.69" calcext:value-type="float">
            <text:p>3741.69</text:p>
          </table:table-cell>
          <table:table-cell office:value-type="float" office:value="3135.02" calcext:value-type="float">
            <text:p>3135.02</text:p>
          </table:table-cell>
          <table:table-cell office:value-type="float" office:value="3617.91" calcext:value-type="float">
            <text:p>3617.91</text:p>
          </table:table-cell>
          <table:table-cell office:value-type="float" office:value="3271.38" calcext:value-type="float">
            <text:p>3271.38</text:p>
          </table:table-cell>
          <table:table-cell office:value-type="float" office:value="3950.14" calcext:value-type="float">
            <text:p>3950.14</text:p>
          </table:table-cell>
          <table:table-cell office:value-type="float" office:value="2480.65" calcext:value-type="float">
            <text:p>2480.65</text:p>
          </table:table-cell>
        </table:table-row>
        <table:table-row table:style-name="ro1">
          <table:table-cell/>
          <table:table-cell office:value-type="string" calcext:value-type="string">
            <text:p>JUVEN</text:p>
          </table:table-cell>
          <table:table-cell office:value-type="float" office:value="1318.16" calcext:value-type="float">
            <text:p>1318.16</text:p>
          </table:table-cell>
          <table:table-cell office:value-type="float" office:value="1383.36" calcext:value-type="float">
            <text:p>1383.36</text:p>
          </table:table-cell>
          <table:table-cell office:value-type="float" office:value="1199.62" calcext:value-type="float">
            <text:p>1199.62</text:p>
          </table:table-cell>
          <table:table-cell office:value-type="float" office:value="1352.01" calcext:value-type="float">
            <text:p>1352.01</text:p>
          </table:table-cell>
          <table:table-cell office:value-type="float" office:value="1241.43" calcext:value-type="float">
            <text:p>1241.43</text:p>
          </table:table-cell>
          <table:table-cell office:value-type="float" office:value="1448.57" calcext:value-type="float">
            <text:p>1448.57</text:p>
          </table:table-cell>
          <table:table-cell office:value-type="float" office:value="970.03" calcext:value-type="float">
            <text:p>970.03</text:p>
          </table:table-cell>
        </table:table-row>
        <table:table-row table:style-name="ro2">
          <table:table-cell office:value-type="string" calcext:value-type="string">
            <text:p>Season 2</text:p>
          </table:table-cell>
          <table:table-cell table:style-name="ce3" office:value-type="string" calcext:value-type="string">
            <text:p>Season 1</text:p>
            <text:p>Winter/Spring Total Population</text:p>
          </table:table-cell>
          <table:table-cell table:style-name="ce3" table:formula="of:=SUM([.C6:.C7])" office:value-type="float" office:value="4824.64" calcext:value-type="float">
            <text:p>4824.64</text:p>
          </table:table-cell>
          <table:table-cell table:style-name="ce8" table:formula="of:=SUM([.D6:.D7])" office:value-type="float" office:value="5125.05" calcext:value-type="float">
            <text:p>5125.05</text:p>
          </table:table-cell>
          <table:table-cell table:style-name="ce10" table:formula="of:=SUM([.E6:.E7])" office:value-type="float" office:value="4334.64" calcext:value-type="float">
            <text:p>4334.64</text:p>
          </table:table-cell>
          <table:table-cell table:style-name="ce8" table:formula="of:=SUM([.F6:.F7])" office:value-type="float" office:value="4969.92" calcext:value-type="float">
            <text:p>4969.92</text:p>
          </table:table-cell>
          <table:table-cell table:style-name="ce10" table:formula="of:=SUM([.G6:.G7])" office:value-type="float" office:value="4512.81" calcext:value-type="float">
            <text:p>4512.81</text:p>
          </table:table-cell>
          <table:table-cell table:style-name="ce8" table:formula="of:=SUM([.H6:.H7])" office:value-type="float" office:value="5398.71" calcext:value-type="float">
            <text:p>5398.71</text:p>
          </table:table-cell>
          <table:table-cell table:style-name="ce10" table:formula="of:=SUM([.I6:.I7])" office:value-type="float" office:value="3450.68" calcext:value-type="float">
            <text:p>3450.68</text:p>
          </table:table-cell>
        </table:table-row>
        <table:table-row table:style-name="ro3">
          <table:table-cell table:style-name="Default" table:number-columns-repeated="2"/>
          <table:table-cell table:style-name="ce5" office:value-type="string" calcext:value-type="string">
            <text:p>Checked – These match appendix for network paper!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teps to converge</text:p>
          </table:table-cell>
          <table:table-cell table:style-name="Default"/>
          <table:table-cell table:number-columns-repeated="7" table:style-name="Default" office:value-type="string" calcext:value-type="string">
            <text:p>&lt;200</text:p>
          </table:table-cell>
        </table:table-row>
      </table:table>
      <table:table table:name="Outputs" table:style-name="ta1">
        <table:shapes>
          <draw:frame draw:z-index="0" draw:style-name="gr1" draw:text-style-name="P1" svg:width="554.26pt" svg:height="344.86pt" svg:x="20.24pt" svg:y="166.76pt">
            <loext:p draw:notify-on-update-of-ranges="Outputs.I3:Outputs.K3 Outputs.H4:Outputs.H4 Outputs.I4:Outputs.K4 Outputs.H5:Outputs.H5 Outputs.I5:Outputs.K5 Outputs.H6:Outputs.H6 Outputs.I6:Outputs.K6 Outputs.H7:Outputs.H7 Outputs.I7:Outputs.K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6" table:default-cell-style-name="ce4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row table:style-name="ro1">
          <table:table-cell table:style-name="ce4"/>
          <table:table-cell table:style-name="ce4" office:value-type="string" calcext:value-type="string">
            <text:p>BASELINE</text:p>
          </table:table-cell>
          <table:table-cell table:number-columns-repeated="2"/>
          <table:table-cell table:style-name="ce12" office:value-type="string" calcext:value-type="string" table:number-columns-spanned="3" table:number-rows-spanned="1">
            <text:p>Change in Population</text:p>
          </table:table-cell>
          <table:covered-table-cell table:number-columns-repeated="2"/>
          <table:table-cell table:style-name="ce14"/>
          <table:table-cell table:style-name="ce15" office:value-type="string" calcext:value-type="string" table:number-columns-spanned="3" table:number-rows-spanned="1">
            <text:p>Percent Change in Population</text:p>
          </table:table-cell>
          <table:covered-table-cell table:number-columns-repeated="2"/>
        </table:table-row>
        <table:table-row table:style-name="ro4">
          <table:table-cell table:style-name="ce11" office:value-type="string" calcext:value-type="string">
            <text:p>Winter/Spring Total Pop</text:p>
          </table:table-cell>
          <table:table-cell table:style-name="ce4" table:formula="of:=['Raw Data'.C8]" office:value-type="float" office:value="4824.64" calcext:value-type="float">
            <text:p>4824.64</text:p>
          </table:table-cell>
          <table:table-cell table:number-columns-repeated="2"/>
          <table:table-cell table:style-name="ce13" office:value-type="string" calcext:value-type="string">
            <text:p>Node 1</text:p>
          </table:table-cell>
          <table:table-cell table:style-name="ce13" office:value-type="string" calcext:value-type="string">
            <text:p>Node 2</text:p>
          </table:table-cell>
          <table:table-cell table:style-name="ce13" office:value-type="string" calcext:value-type="string">
            <text:p>Node 3</text:p>
          </table:table-cell>
          <table:table-cell table:style-name="ce13"/>
          <table:table-cell table:style-name="ce16" office:value-type="string" calcext:value-type="string">
            <text:p>Node 1</text:p>
          </table:table-cell>
          <table:table-cell table:style-name="ce16" office:value-type="string" calcext:value-type="string">
            <text:p>Node 2</text:p>
          </table:table-cell>
          <table:table-cell table:style-name="ce16" office:value-type="string" calcext:value-type="string">
            <text:p>Node 3</text:p>
          </table:table-cell>
        </table:table-row>
        <table:table-row table:style-name="ro5">
          <table:table-cell table:style-name="ce11" office:value-type="string" calcext:value-type="string">
            <text:p>Summer/Fall Total Pop</text:p>
          </table:table-cell>
          <table:table-cell table:style-name="ce4" table:formula="of:=['Raw Data'.C5]" office:value-type="float" office:value="3917.23" calcext:value-type="float">
            <text:p>3917.23</text:p>
          </table:table-cell>
          <table:table-cell/>
          <table:table-cell table:style-name="ce11" office:value-type="string" calcext:value-type="string">
            <text:p>Perturbation Name</text:p>
          </table:table-cell>
          <table:table-cell office:value-type="string" calcext:value-type="string">
            <text:p>Breeding-only</text:p>
          </table:table-cell>
          <table:table-cell office:value-type="string" calcext:value-type="string">
            <text:p>Nonbreeding-only</text:p>
          </table:table-cell>
          <table:table-cell office:value-type="string" calcext:value-type="string">
            <text:p>Year-round</text:p>
          </table:table-cell>
          <table:table-cell table:style-name="ce11" office:value-type="string" calcext:value-type="string">
            <text:p>Perturbation Name</text:p>
          </table:table-cell>
          <table:table-cell office:value-type="string" calcext:value-type="string">
            <text:p>Breeding-only</text:p>
          </table:table-cell>
          <table:table-cell office:value-type="string" calcext:value-type="string">
            <text:p>Nonbreeding-only</text:p>
          </table:table-cell>
          <table:table-cell office:value-type="string" calcext:value-type="string">
            <text:p>Year-round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ter/Spring </text:p>
            <text:p>(enhance)</text:p>
          </table:table-cell>
          <table:table-cell table:formula="of:=['Raw Data'.D8]-[.B2]" office:value-type="float" office:value="300.41" calcext:value-type="float">
            <text:p>300.41</text:p>
          </table:table-cell>
          <table:table-cell table:formula="of:=['Raw Data'.F8]-[.B2]" office:value-type="float" office:value="145.28" calcext:value-type="float">
            <text:p>145.28</text:p>
          </table:table-cell>
          <table:table-cell table:formula="of:=['Raw Data'.H8]-[.B2]" office:value-type="float" office:value="574.07" calcext:value-type="float">
            <text:p>574.07</text:p>
          </table:table-cell>
          <table:table-cell office:value-type="string" calcext:value-type="string">
            <text:p>Winter/Spring </text:p>
            <text:p>(enhance)</text:p>
          </table:table-cell>
          <table:table-cell table:formula="of:=ROUND([.E4]/[.$B$2];4)*100" office:value-type="float" office:value="6.23" calcext:value-type="float">
            <text:p>6.23</text:p>
          </table:table-cell>
          <table:table-cell table:formula="of:=ROUND([.F4]/[.$B$2];4)*100" office:value-type="float" office:value="3.01" calcext:value-type="float">
            <text:p>3.01</text:p>
          </table:table-cell>
          <table:table-cell table:formula="of:=ROUND([.G4]/[.$B$2];4)*100" office:value-type="float" office:value="11.9" calcext:value-type="float">
            <text:p>11.9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ummer/Fall </text:p>
            <text:p>(enhance)</text:p>
          </table:table-cell>
          <table:table-cell table:formula="of:=['Raw Data'.D5]-[.B3]" office:value-type="float" office:value="122.2" calcext:value-type="float">
            <text:p>122.2</text:p>
          </table:table-cell>
          <table:table-cell table:formula="of:=['Raw Data'.F5]-[.B3]" office:value-type="float" office:value="245.42" calcext:value-type="float">
            <text:p>245.42</text:p>
          </table:table-cell>
          <table:table-cell table:formula="of:=['Raw Data'.H5]-[.B3]" office:value-type="float" office:value="435.42" calcext:value-type="float">
            <text:p>435.42</text:p>
          </table:table-cell>
          <table:table-cell office:value-type="string" calcext:value-type="string">
            <text:p>Summer/Fall </text:p>
            <text:p>(enhance)</text:p>
          </table:table-cell>
          <table:table-cell table:formula="of:=ROUND([.E5]/[.$B$3];4)*100" office:value-type="float" office:value="3.12" calcext:value-type="float">
            <text:p>3.12</text:p>
          </table:table-cell>
          <table:table-cell table:formula="of:=ROUND([.F5]/[.$B$3];4)*100" office:value-type="float" office:value="6.27" calcext:value-type="float">
            <text:p>6.27</text:p>
          </table:table-cell>
          <table:table-cell table:formula="of:=ROUND([.G5]/[.$B$3];4)*100" office:value-type="float" office:value="11.12" calcext:value-type="float">
            <text:p>11.12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Winter/Spring </text:p>
            <text:p>(degrade)</text:p>
          </table:table-cell>
          <table:table-cell table:formula="of:=['Raw Data'.E8]-[.B2]" office:value-type="float" office:value="-490" calcext:value-type="float">
            <text:p>-490</text:p>
          </table:table-cell>
          <table:table-cell table:formula="of:=['Raw Data'.G8]-[.B2]" office:value-type="float" office:value="-311.83" calcext:value-type="float">
            <text:p>-311.83</text:p>
          </table:table-cell>
          <table:table-cell table:formula="of:=['Raw Data'.I8]-[.B2]" office:value-type="float" office:value="-1373.96" calcext:value-type="float">
            <text:p>-1373.96</text:p>
          </table:table-cell>
          <table:table-cell office:value-type="string" calcext:value-type="string">
            <text:p>Winter/Spring </text:p>
            <text:p>(degrade)</text:p>
          </table:table-cell>
          <table:table-cell table:formula="of:=ROUND([.E6]/[.$B$2];4)*100" office:value-type="float" office:value="-10.16" calcext:value-type="float">
            <text:p>-10.16</text:p>
          </table:table-cell>
          <table:table-cell table:formula="of:=ROUND([.F6]/[.$B$2];4)*100" office:value-type="float" office:value="-6.46" calcext:value-type="float">
            <text:p>-6.46</text:p>
          </table:table-cell>
          <table:table-cell table:formula="of:=ROUND([.G6]/[.$B$2];4)*100" office:value-type="float" office:value="-28.48" calcext:value-type="float">
            <text:p>-28.48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Summer/Fall </text:p>
            <text:p>(degrade)</text:p>
          </table:table-cell>
          <table:table-cell table:formula="of:=['Raw Data'.E5]-[.B3]" office:value-type="float" office:value="-323.11" calcext:value-type="float">
            <text:p>-323.11</text:p>
          </table:table-cell>
          <table:table-cell table:formula="of:=['Raw Data'.G5]-[.B3]" office:value-type="float" office:value="-347.53" calcext:value-type="float">
            <text:p>-347.53</text:p>
          </table:table-cell>
          <table:table-cell table:formula="of:=['Raw Data'.I5]-[.B3]" office:value-type="float" office:value="-1151.89" calcext:value-type="float">
            <text:p>-1151.89</text:p>
          </table:table-cell>
          <table:table-cell office:value-type="string" calcext:value-type="string">
            <text:p>Summer/Fall </text:p>
            <text:p>(degrade)</text:p>
          </table:table-cell>
          <table:table-cell table:formula="of:=(ROUND([.E7]/[.$B$3];4)*100)" office:value-type="float" office:value="-8.25" calcext:value-type="float">
            <text:p>-8.25</text:p>
          </table:table-cell>
          <table:table-cell table:formula="of:=(ROUND([.F7]/[.$B$3];4)*100)" office:value-type="float" office:value="-8.87" calcext:value-type="float">
            <text:p>-8.87</text:p>
          </table:table-cell>
          <table:table-cell table:formula="of:=(ROUND([.G7]/[.$B$3];4)*100)" office:value-type="float" office:value="-29.41" calcext:value-type="float">
            <text:p>-29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0:05:32.002571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36:38.206513088</meta:creation-date>
    <dc:date>2017-07-17T10:06:05.101194417</dc:date>
    <meta:editing-duration>PT41M36S</meta:editing-duration>
    <meta:editing-cycles>5</meta:editing-cycles>
    <meta:generator>LibreOffice/5.1.6.2$Linux_X86_64 LibreOffice_project/10m0$Build-2</meta:generator>
    <meta:document-statistic meta:table-count="2" meta:cell-count="125" meta:object-count="1"/>
    <meta:user-defined meta:name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30" chart:maximum="3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22">
      <style:chart-properties chart:link-data-style-to-source="true" chart:data-label-number="value" chart:data-label-text="false" chart:data-label-symbol="false"/>
      <style:graphic-properties draw:stroke="none" draw:fill="hatch" draw:fill-color="#aea79f" draw:fill-hatch-name="Black_20_-45_20_Degrees" draw:fill-hatch-solid="tru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="hatch" draw:fill-color="#ffd320" draw:fill-hatch-name="Black_20_45_20_Degrees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aea79f" draw:fill-hatch-name="Black_5f_5f_5f_5f_5f_5f_5f_5f_5f_5f_5f_5f_5f_5f_5f_20_5f_5f_5f_5f_5f_5f_5f_5f_5f_5f_5f_5f_5f_5f_5f_0_5f_5f_5f_5f_5f_5f_5f_5f_5f_5f_5f_5f_5f_5f_5f_20_5f_5f_5f_5f_5f_5f_5f_5f_5f_5f_5f_5f_5f_5f_5f_Degrees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54cm" svg:height="12.167cm" xlink:href=".." xlink:type="simple" chart:class="chart:bar" chart:style-name="ch1">
        <chart:legend chart:legend-position="end" svg:x="16.629cm" svg:y="4.243cm" style:legend-expansion="high" chart:style-name="ch2"/>
        <chart:plot-area chart:style-name="ch3" table:cell-range-address="Outputs.I3:Outputs.K7 Outputs.H4:Outputs.H7" chart:data-source-has-labels="both" svg:x="1.402cm" svg:y="0.243cm" svg:width="14.836cm" svg:height="11.681cm">
          <chartooo:coordinate-region svg:x="2.129cm" svg:y="0.442cm" svg:width="14.109cm" svg:height="10.835cm"/>
          <chart:axis chart:dimension="x" chart:name="primary-x" chart:style-name="ch4" chartooo:axis-type="text">
            <chart:categories table:cell-range-address="Outputs.I3:Outputs.K3"/>
            <chart:grid chart:style-name="ch5" chart:class="major"/>
          </chart:axis>
          <chart:axis chart:dimension="y" chart:name="primary-y" chart:style-name="ch6">
            <chart:title svg:x="0.451cm" svg:y="9.249cm" chart:style-name="ch7">
              <text:p>Percent  Change in Equillibrium Population</text:p>
            </chart:title>
            <chart:grid chart:style-name="ch5" chart:class="major"/>
          </chart:axis>
          <chart:series chart:style-name="ch8" chart:values-cell-range-address="Outputs.I4:Outputs.K4" chart:label-cell-address="Outputs.H4:Outputs.H4" chart:class="chart:bar">
            <chart:data-point chart:repeated="3"/>
          </chart:series>
          <chart:series chart:style-name="ch9" chart:values-cell-range-address="Outputs.I5:Outputs.K5" chart:label-cell-address="Outputs.H5:Outputs.H5" chart:class="chart:bar">
            <chart:data-point chart:repeated="3"/>
          </chart:series>
          <chart:series chart:style-name="ch10" chart:values-cell-range-address="Outputs.I6:Outputs.K6" chart:label-cell-address="Outputs.H6:Outputs.H6" chart:class="chart:bar">
            <chart:data-point chart:repeated="3"/>
          </chart:series>
          <chart:series chart:style-name="ch11" chart:values-cell-range-address="Outputs.I7:Outputs.K7" chart:label-cell-address="Outputs.H7:Outputs.H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eding-only</text:p>
                <draw:g>
                  <svg:desc>Outputs.I3:Outputs.K3</svg:desc>
                </draw:g>
              </table:table-cell>
              <table:table-cell office:value-type="string">
                <text:p>Nonbreeding-only</text:p>
              </table:table-cell>
              <table:table-cell office:value-type="string">
                <text:p>Year-round</text:p>
              </table:table-cell>
            </table:table-row>
          </table:table-header-rows>
          <table:table-rows>
            <table:table-row>
              <table:table-cell office:value-type="string">
                <text:p>Winter/Spring 
(enhance)</text:p>
                <draw:g>
                  <svg:desc>Outputs.H4:Outputs.H4</svg:desc>
                </draw:g>
              </table:table-cell>
              <table:table-cell office:value-type="float" office:value="6.23">
                <text:p>6.23</text:p>
                <draw:g>
                  <svg:desc>Outputs.I4:Outputs.K4</svg:desc>
                </draw:g>
              </table:table-cell>
              <table:table-cell office:value-type="float" office:value="3.01">
                <text:p>3.0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Summer/Fall 
(enhance)</text:p>
                <draw:g>
                  <svg:desc>Outputs.H5:Outputs.H5</svg:desc>
                </draw:g>
              </table:table-cell>
              <table:table-cell office:value-type="float" office:value="3.12">
                <text:p>3.12</text:p>
                <draw:g>
                  <svg:desc>Outputs.I5:Outputs.K5</svg:desc>
                </draw:g>
              </table:table-cell>
              <table:table-cell office:value-type="float" office:value="6.27">
                <text:p>6.27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Winter/Spring 
(degrade)</text:p>
                <draw:g>
                  <svg:desc>Outputs.H6:Outputs.H6</svg:desc>
                </draw:g>
              </table:table-cell>
              <table:table-cell office:value-type="float" office:value="-10.16">
                <text:p>-10.16</text:p>
                <draw:g>
                  <svg:desc>Outputs.I6:Outputs.K6</svg:desc>
                </draw:g>
              </table:table-cell>
              <table:table-cell office:value-type="float" office:value="-6.46">
                <text:p>-6.46</text:p>
              </table:table-cell>
              <table:table-cell office:value-type="float" office:value="-28.48">
                <text:p>-28.48</text:p>
              </table:table-cell>
            </table:table-row>
            <table:table-row>
              <table:table-cell office:value-type="string">
                <text:p>Summer/Fall 
(degrade)</text:p>
                <draw:g>
                  <svg:desc>Outputs.H7:Outputs.H7</svg:desc>
                </draw:g>
              </table:table-cell>
              <table:table-cell office:value-type="float" office:value="-8.25">
                <text:p>-8.25</text:p>
                <draw:g>
                  <svg:desc>Outputs.I7:Outputs.K7</svg:desc>
                </draw:g>
              </table:table-cell>
              <table:table-cell office:value-type="float" office:value="-8.87">
                <text:p>-8.87</text:p>
              </table:table-cell>
              <table:table-cell office:value-type="float" office:value="-29.41">
                <text:p>-29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